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98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81cm" svg:x2="0.635cm" svg:y2="5.715cm">
          <text:p text:style-name="P4"/>
        </draw:line>
        <draw:frame draw:style-name="gr3" draw:text-style-name="P5" draw:layer="layout" svg:width="6.35cm" svg:height="1.199cm" svg:x="0.635cm" svg:y="4.445cm">
          <draw:text-box>
            <text:p text:style-name="P4"><text:span text:style-name="T2">compare</text:span></text:p>
            <text:p text:style-name="P4"><text:span text:style-name="T2">init</text:span></text:p>
          </draw:text-box>
        </draw:frame>
        <draw:line draw:style-name="gr2" draw:text-style-name="P3" draw:layer="layout" svg:x1="7.62cm" svg:y1="5.715cm" svg:x2="0.635cm" svg:y2="5.715cm">
          <text:p text:style-name="P4"/>
        </draw:line>
        <draw:custom-shape draw:style-name="gr1" draw:text-style-name="P2" draw:layer="layout" svg:width="6.98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custom-shape draw:style-name="gr1" draw:text-style-name="P2" draw:layer="layout" svg:width="6.985cm" svg:height="0.635cm" svg:x="0.635cm" svg:y="3.175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2:59:00</dc:date>
    <dc:language>en-US</dc:language>
    <meta:editing-cycles>17</meta:editing-cycles>
    <meta:editing-duration>PT40M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